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68cm" fo:min-width="1.353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="Arrow_20_concave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  <style:text-properties style:font-name="Liberation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27cm" svg:x="0.554cm" svg:y="0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5.359cm" svg:y="0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10.226cm" svg:y="0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86cm" svg:y1="0.607cm" svg:x2="5.253cm" svg:y2="0.607cm">
          <text:p/>
        </draw:line>
        <draw:line draw:style-name="gr2" draw:text-style-name="P2" draw:layer="layout" svg:x1="7.416cm" svg:y1="0.619cm" svg:x2="10.083cm" svg:y2="0.619cm">
          <text:p/>
        </draw:line>
        <draw:line draw:style-name="gr3" draw:text-style-name="P2" draw:layer="layout" svg:x1="7.377cm" svg:y1="1.023cm" svg:x2="10.044cm" svg:y2="1.023cm">
          <text:p/>
        </draw:line>
        <draw:line draw:style-name="gr3" draw:text-style-name="P2" draw:layer="layout" svg:x1="2.542cm" svg:y1="1.005cm" svg:x2="5.209cm" svg:y2="1.005cm">
          <text:p/>
        </draw:line>
        <draw:g>
          <svg:title>TexMaths</svg:title>
          <svg:desc>10§display§\text{lowering}§svg§600§FALSE§</svg:desc>
          <draw:polygon draw:style-name="gr4" draw:text-style-name="P3" draw:layer="layout" svg:width="1.27cm" svg:height="0.311cm" svg:x="8.006cm" svg:y="0.216cm" svg:viewBox="0 0 1271 312" draw:points="636,312 0,312 0,0 1271,0 1271,312">
            <text:p/>
          </draw:polygon>
          <draw:path draw:style-name="gr5" draw:text-style-name="P4" draw:layer="layout" svg:width="0.078cm" svg:height="0.244cm" svg:x="8.018cm" svg:y="0.215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56cm" svg:height="0.161cm" svg:x="8.113cm" svg:y="0.302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text-style-name="P4" draw:layer="layout" svg:width="0.241cm" svg:height="0.155cm" svg:x="8.275cm" svg:y="0.308cm" svg:viewBox="0 0 242 156" svg:d="M212 34c6-18 17-23 30-23v-11c-8 1-18 1-26 1-10 0-26-1-33-1v11c13 0 21 7 21 17 0 2 0 3-2 7l-32 91-35-99c-2-4-2-5-2-6 0-10 14-10 21-10v-11c-10 0-28 1-37 1-10 0-21 0-31-1v11c13 0 18 1 22 5 2 2 6 13 8 20l-30 85-34-94c-2-4-2-5-2-6 0-10 14-10 21-10v-11c-10 0-30 1-38 1-2 0-20 0-33-1v11c18 0 22 1 26 12l45 126c1 5 2 7 7 7s5-2 7-7l36-100 36 101c1 4 2 6 7 6 4 0 5-3 7-6z">
            <text:p/>
          </draw:path>
          <draw:path draw:style-name="gr5" draw:text-style-name="P4" draw:layer="layout" svg:width="0.136cm" svg:height="0.161cm" svg:x="8.522cm" svg:y="0.302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text-style-name="P4" draw:layer="layout" svg:width="0.118cm" svg:height="0.155cm" svg:x="8.677cm" svg:y="0.304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075cm" svg:height="0.235cm" svg:x="8.816cm" svg:y="0.224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77cm" svg:height="0.155cm" svg:x="8.913cm" svg:y="0.304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text-style-name="P4" draw:layer="layout" svg:width="0.161cm" svg:height="0.232cm" svg:x="9.106cm" svg:y="0.3cm" svg:viewBox="0 0 162 233" svg:d="M69 99c-31 0-31-35-31-43 0-10 0-21 5-30 3-4 11-14 26-14 30 0 30 35 30 43 0 10 0 21-5 30-3 4-11 14-25 14zM28 113c0-1 0-10 6-17 13 10 28 11 35 11 32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</draw:g>
        <draw:g>
          <svg:title>TexMaths</svg:title>
          <svg:desc>10§display§\text{lowering}§svg§600§FALSE§</svg:desc>
          <draw:polygon draw:style-name="gr4" draw:text-style-name="P3" draw:layer="layout" svg:width="1.27cm" svg:height="0.311cm" svg:x="3.107cm" svg:y="0.216cm" svg:viewBox="0 0 1271 312" draw:points="636,312 0,312 0,0 1271,0 1271,312">
            <text:p/>
          </draw:polygon>
          <draw:path draw:style-name="gr5" draw:text-style-name="P4" draw:layer="layout" svg:width="0.078cm" svg:height="0.244cm" svg:x="3.119cm" svg:y="0.215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56cm" svg:height="0.161cm" svg:x="3.214cm" svg:y="0.302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text-style-name="P4" draw:layer="layout" svg:width="0.241cm" svg:height="0.155cm" svg:x="3.376cm" svg:y="0.308cm" svg:viewBox="0 0 242 156" svg:d="M212 34c6-18 17-23 30-23v-11c-8 1-18 1-26 1-10 0-26-1-33-1v11c13 0 21 7 21 17 0 2 0 3-2 7l-32 91-35-99c-2-4-2-5-2-6 0-10 14-10 21-10v-11c-10 0-28 1-37 1-10 0-21 0-31-1v11c13 0 18 1 22 5 2 2 6 13 8 20l-30 85-34-94c-2-4-2-5-2-6 0-10 14-10 21-10v-11c-10 0-30 1-38 1-2 0-20 0-33-1v11c18 0 22 1 26 12l45 126c1 5 2 7 7 7s5-2 7-7l36-100 36 101c1 4 2 6 7 6 4 0 5-3 7-6z">
            <text:p/>
          </draw:path>
          <draw:path draw:style-name="gr5" draw:text-style-name="P4" draw:layer="layout" svg:width="0.136cm" svg:height="0.161cm" svg:x="3.623cm" svg:y="0.302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text-style-name="P4" draw:layer="layout" svg:width="0.118cm" svg:height="0.155cm" svg:x="3.778cm" svg:y="0.304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075cm" svg:height="0.235cm" svg:x="3.917cm" svg:y="0.224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77cm" svg:height="0.155cm" svg:x="4.014cm" svg:y="0.304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text-style-name="P4" draw:layer="layout" svg:width="0.161cm" svg:height="0.232cm" svg:x="4.207cm" svg:y="0.3cm" svg:viewBox="0 0 162 233" svg:d="M69 99c-31 0-31-35-31-43 0-10 0-21 5-30 3-4 11-14 26-14 30 0 30 35 30 43 0 10 0 21-5 30-3 4-11 14-25 14zM28 113c0-1 0-10 6-17 13 10 28 11 35 11 32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</draw:g>
        <draw:g>
          <svg:title>TexMaths</svg:title>
          <svg:desc>10§display§\text{lifting}§svg§600§FALSE§</svg:desc>
          <draw:polygon draw:style-name="gr4" draw:text-style-name="P3" draw:layer="layout" svg:width="0.909cm" svg:height="0.311cm" svg:x="3.307cm" svg:y="1.121cm" svg:viewBox="0 0 910 312" draw:points="455,312 0,312 0,0 910,0 910,312">
            <text:p/>
          </draw:polygon>
          <draw:path draw:style-name="gr5" draw:text-style-name="P4" draw:layer="layout" svg:width="0.078cm" svg:height="0.244cm" svg:x="3.319cm" svg:y="1.12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075cm" svg:height="0.235cm" svg:x="3.416cm" svg:y="1.129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14cm" svg:height="0.248cm" svg:x="3.513cm" svg:y="1.116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1cm" svg:height="0.22cm" svg:x="3.615cm" svg:y="1.148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075cm" svg:height="0.235cm" svg:x="3.756cm" svg:y="1.129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77cm" svg:height="0.155cm" svg:x="3.853cm" svg:y="1.209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text-style-name="P4" draw:layer="layout" svg:width="0.161cm" svg:height="0.232cm" svg:x="4.046cm" svg:y="1.205cm" svg:viewBox="0 0 162 233" svg:d="M69 99c-31 0-31-35-31-43 0-10 0-21 5-30 3-4 11-14 26-14 30 0 30 35 30 43 0 10 0 21-5 30-3 4-11 14-25 14zM28 113c0-1 0-10 6-17 13 10 28 11 35 11 33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</draw:g>
        <draw:g>
          <svg:title>TexMaths</svg:title>
          <svg:desc>10§display§\text{lifting}§svg§600§FALSE§</svg:desc>
          <draw:polygon draw:style-name="gr4" draw:text-style-name="P3" draw:layer="layout" svg:width="0.909cm" svg:height="0.311cm" svg:x="8.207cm" svg:y="1.121cm" svg:viewBox="0 0 910 312" draw:points="455,312 0,312 0,0 910,0 910,312">
            <text:p/>
          </draw:polygon>
          <draw:path draw:style-name="gr5" draw:text-style-name="P4" draw:layer="layout" svg:width="0.078cm" svg:height="0.244cm" svg:x="8.219cm" svg:y="1.12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075cm" svg:height="0.235cm" svg:x="8.316cm" svg:y="1.129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14cm" svg:height="0.248cm" svg:x="8.413cm" svg:y="1.116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1cm" svg:height="0.22cm" svg:x="8.515cm" svg:y="1.148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075cm" svg:height="0.235cm" svg:x="8.656cm" svg:y="1.129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77cm" svg:height="0.155cm" svg:x="8.753cm" svg:y="1.209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text-style-name="P4" draw:layer="layout" svg:width="0.161cm" svg:height="0.232cm" svg:x="8.946cm" svg:y="1.205cm" svg:viewBox="0 0 162 233" svg:d="M69 99c-31 0-31-35-31-43 0-10 0-21 5-30 3-4 11-14 26-14 30 0 30 35 30 43 0 10 0 21-5 30-3 4-11 14-25 14zM28 113c0-1 0-10 6-17 13 10 28 11 35 11 33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</draw:g>
        <draw:g>
          <svg:title>TexMaths</svg:title>
          <svg:desc>10§display§\text{source}§svg§600§FALSE§</svg:desc>
          <draw:polygon draw:style-name="gr4" draw:text-style-name="P3" draw:layer="layout" svg:width="0.956cm" svg:height="0.151cm" svg:x="1.033cm" svg:y="0.553cm" svg:viewBox="0 0 957 152" draw:points="479,152 0,152 0,0 957,0 957,152">
            <text:p/>
          </draw:polygon>
          <draw:path draw:style-name="gr5" draw:text-style-name="P4" draw:layer="layout" svg:width="0.115cm" svg:height="0.161cm" svg:x="1.045cm" svg:y="0.546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56cm" svg:height="0.161cm" svg:x="1.181cm" svg:y="0.546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text-style-name="P4" draw:layer="layout" svg:width="0.177cm" svg:height="0.159cm" svg:x="1.357cm" svg:y="0.548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text-style-name="P4" draw:layer="layout" svg:width="0.118cm" svg:height="0.155cm" svg:x="1.551cm" svg:y="0.548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34cm" svg:height="0.161cm" svg:x="1.69cm" svg:y="0.546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text-style-name="P4" draw:layer="layout" svg:width="0.136cm" svg:height="0.161cm" svg:x="1.843cm" svg:y="0.546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code}§svg§600§FALSE§</svg:desc>
          <draw:polygon draw:style-name="gr4" draw:text-style-name="P3" draw:layer="layout" svg:width="0.691cm" svg:height="0.243cm" svg:x="1.141cm" svg:y="0.776cm" svg:viewBox="0 0 692 244" draw:points="346,244 0,244 0,0 692,0 692,244">
            <text:p/>
          </draw:polygon>
          <draw:path draw:style-name="gr5" draw:text-style-name="P4" draw:layer="layout" svg:width="0.134cm" svg:height="0.161cm" svg:x="1.153cm" svg:y="0.862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text-style-name="P4" draw:layer="layout" svg:width="0.156cm" svg:height="0.161cm" svg:x="1.306cm" svg:y="0.862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text-style-name="P4" draw:layer="layout" svg:width="0.173cm" svg:height="0.248cm" svg:x="1.493cm" svg:y="0.775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5" draw:text-style-name="P4" draw:layer="layout" svg:width="0.136cm" svg:height="0.161cm" svg:x="1.686cm" svg:y="0.862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IR}§svg§600§FALSE§</svg:desc>
          <draw:polygon draw:style-name="gr4" draw:text-style-name="P3" draw:layer="layout" svg:width="0.384cm" svg:height="0.239cm" svg:x="6.101cm" svg:y="0.676cm" svg:viewBox="0 0 385 240" draw:points="193,240 0,240 0,0 385,0 385,240">
            <text:p/>
          </draw:polygon>
          <draw:path draw:style-name="gr5" draw:text-style-name="P4" draw:layer="layout" svg:width="0.107cm" svg:height="0.24cm" svg:x="6.111cm" svg:y="0.675cm" svg:viewBox="0 0 108 241" svg:d="M70 28c0-13 1-17 29-17h9v-11c-12 1-40 1-54 1s-42 0-54-1v11h9c28 0 29 4 29 17v186c0 12-1 16-29 16h-9v11c12-1 40-1 54-1s42 0 54 1v-11h-9c-28 0-29-4-29-16z">
            <text:p/>
          </draw:path>
          <draw:path draw:style-name="gr5" draw:text-style-name="P4" draw:layer="layout" svg:width="0.245cm" svg:height="0.248cm" svg:x="6.24cm" svg:y="0.675cm" svg:viewBox="0 0 246 249" svg:d="M67 116v-91c0-8 0-12 7-13 4-1 14-1 21-1 32 0 72 1 72 53 0 24-9 52-61 52zM141 121c34-8 62-30 62-57 0-34-40-64-92-64h-111v11h8c28 0 28 4 28 17v185c0 13 0 17-28 17h-8v11c13-1 38-1 52-1 13 0 38 0 51 1v-11h-8c-28 0-28-4-28-17v-89h40c6 0 21 0 33 12 14 13 14 24 14 47s0 38 14 51 34 15 44 15c28 0 34-29 34-39 0-2 0-6-5-6-4 0-4 3-4 6-2 25-14 31-23 31-17 0-20-18-25-51l-5-28c-6-23-23-34-43-41z">
            <text:p/>
          </draw:path>
        </draw:g>
        <draw:g>
          <svg:title>TexMaths</svg:title>
          <svg:desc>10§display§\text{binary}§svg§600§FALSE§</svg:desc>
          <draw:polygon draw:style-name="gr4" draw:text-style-name="P3" draw:layer="layout" svg:width="0.988cm" svg:height="0.311cm" svg:x="10.703cm" svg:y="0.489cm" svg:viewBox="0 0 989 312" draw:points="495,312 0,312 0,0 989,0 989,312">
            <text:p/>
          </draw:polygon>
          <draw:path draw:style-name="gr5" draw:text-style-name="P4" draw:layer="layout" svg:width="0.173cm" svg:height="0.248cm" svg:x="10.713cm" svg:y="0.488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text-style-name="P4" draw:layer="layout" svg:width="0.075cm" svg:height="0.235cm" svg:x="10.909cm" svg:y="0.497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text-style-name="P4" draw:layer="layout" svg:width="0.177cm" svg:height="0.155cm" svg:x="11.006cm" svg:y="0.577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5" draw:text-style-name="P4" draw:layer="layout" svg:width="0.159cm" svg:height="0.161cm" svg:x="11.204cm" svg:y="0.57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118cm" svg:height="0.155cm" svg:x="11.374cm" svg:y="0.577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72cm" svg:height="0.224cm" svg:x="11.508cm" svg:y="0.581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</draw:g>
        <draw:g>
          <svg:title>TexMaths</svg:title>
          <svg:desc>10§display§\text{code}§svg§600§FALSE§</svg:desc>
          <draw:polygon draw:style-name="gr4" draw:text-style-name="P3" draw:layer="layout" svg:width="0.691cm" svg:height="0.243cm" svg:x="10.851cm" svg:y="0.821cm" svg:viewBox="0 0 692 244" draw:points="346,244 0,244 0,0 692,0 692,244">
            <text:p/>
          </draw:polygon>
          <draw:path draw:style-name="gr5" draw:text-style-name="P4" draw:layer="layout" svg:width="0.134cm" svg:height="0.161cm" svg:x="10.863cm" svg:y="0.907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text-style-name="P4" draw:layer="layout" svg:width="0.156cm" svg:height="0.161cm" svg:x="11.016cm" svg:y="0.907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text-style-name="P4" draw:layer="layout" svg:width="0.173cm" svg:height="0.248cm" svg:x="11.203cm" svg:y="0.82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5" draw:text-style-name="P4" draw:layer="layout" svg:width="0.136cm" svg:height="0.161cm" svg:x="11.396cm" svg:y="0.907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51:02.312468170</meta:creation-date>
    <dc:date>2016-09-23T19:48:52.064182976</dc:date>
    <meta:editing-duration>PT27M59S</meta:editing-duration>
    <meta:editing-cycles>7</meta:editing-cycles>
    <meta:generator>LibreOffice/5.1.4.2$Linux_X86_64 LibreOffice_project/10m0$Build-2</meta:generator>
    <meta:document-statistic meta:object-count="77"/>
  </office:meta>
</office:document-meta>
</file>